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341cm"/>
    </style:style>
    <style:style style:name="Tableau1.C" style:family="table-column">
      <style:table-column-properties style:column-width="6.006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341cm"/>
    </style:style>
    <style:style style:name="Tableau2.C" style:family="table-column">
      <style:table-column-properties style:column-width="6.006cm"/>
    </style:style>
    <style:style style:name="Tableau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666cm"/>
    </style:style>
    <style:style style:name="Tableau3.B" style:family="table-column">
      <style:table-column-properties style:column-width="5.632cm"/>
    </style:style>
    <style:style style:name="Tableau3.C" style:family="table-column">
      <style:table-column-properties style:column-width="5.715cm"/>
    </style:style>
    <style:style style:name="Tableau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99ccff" fo:padding="0.097cm" fo:border="0.05pt solid #000000">
        <style:background-image/>
      </style:table-cell-properties>
    </style:style>
    <style:style style:name="Tableau3.2" style:family="table-row">
      <style:table-row-properties style:min-row-height="0.217cm"/>
    </style:style>
    <style:style style:name="Tableau3.A2" style:family="table-cell">
      <style:table-cell-properties style:vertical-align="middle"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99ccff" fo:padding="0.097cm" fo:border="0.05pt solid #000000">
        <style:background-image/>
      </style:table-cell-properties>
    </style:style>
    <style:style style:name="Tableau5.2" style:family="table-row">
      <style:table-row-properties style:min-row-height="0.217cm"/>
    </style:style>
    <style:style style:name="Tableau5.A2" style:family="table-cell">
      <style:table-cell-properties style:vertical-align="middle"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99ccff" fo:padding="0.097cm" fo:border="0.05pt solid #000000">
        <style:background-image/>
      </style:table-cell-properties>
    </style:style>
    <style:style style:name="Tableau6.2" style:family="table-row">
      <style:table-row-properties style:min-row-height="0.217cm"/>
    </style:style>
    <style:style style:name="Tableau6.A2" style:family="table-cell">
      <style:table-cell-properties style:vertical-align="middle"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196cm"/>
    </style:style>
    <style:style style:name="Tableau4.B" style:family="table-column">
      <style:table-column-properties style:column-width="14.817cm"/>
    </style:style>
    <style:style style:name="Tableau4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2" style:family="table-row">
      <style:table-row-properties style:min-row-height="0.736cm"/>
    </style:style>
    <style:style style:name="Tableau4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30e7" officeooo:paragraph-rsid="001930e7"/>
    </style:style>
    <style:style style:name="P2" style:family="paragraph" style:parent-style-name="Text_20_body">
      <style:text-properties officeooo:paragraph-rsid="001930e7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930e7" officeooo:paragraph-rsid="001930e7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text-underline-style="none" fo:font-weight="normal" officeooo:rsid="001930e7" officeooo:paragraph-rsid="001930e7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normal" officeooo:rsid="00197f4a" officeooo:paragraph-rsid="00197f4a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d65c3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1d65c3" officeooo:paragraph-rsid="001d65c3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officeooo:rsid="00197f4a" officeooo:paragraph-rsid="001d65c3"/>
    </style:style>
    <style:style style:name="P9" style:family="paragraph" style:parent-style-name="Title">
      <style:text-properties officeooo:paragraph-rsid="001930e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7990a" officeooo:paragraph-rsid="0017990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7990a" officeooo:paragraph-rsid="00197f4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7990a" officeooo:paragraph-rsid="001d65c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930e7" officeooo:paragraph-rsid="001930e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97f4a" officeooo:paragraph-rsid="00197f4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17990a" officeooo:paragraph-rsid="0017990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7990a" officeooo:paragraph-rsid="0017990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930e7" officeooo:paragraph-rsid="001930e7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930e7" officeooo:paragraph-rsid="0022f0f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930e7" officeooo:paragraph-rsid="001930e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930e7" officeooo:paragraph-rsid="00197f4a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197f4a" officeooo:paragraph-rsid="00197f4a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1d65c3" officeooo:paragraph-rsid="001d65c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d65c3" officeooo:paragraph-rsid="001d65c3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rsid="0022f0fa" officeooo:paragraph-rsid="0022f0f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17990a" officeooo:paragraph-rsid="0017990a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ize="10pt" fo:font-style="italic" officeooo:paragraph-rsid="0017990a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ize="10pt" fo:font-style="italic" officeooo:paragraph-rsid="00197f4a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0pt" fo:font-style="italic" officeooo:rsid="0017990a" officeooo:paragraph-rsid="0017990a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ize="10pt" fo:font-style="italic" officeooo:rsid="001930e7" officeooo:paragraph-rsid="001930e7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0pt" fo:font-style="italic" officeooo:rsid="00197f4a" officeooo:paragraph-rsid="00197f4a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0pt" fo:font-style="italic" officeooo:rsid="001bd427" officeooo:paragraph-rsid="001bd427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0pt" fo:font-style="italic" officeooo:rsid="001d65c3" officeooo:paragraph-rsid="001d65c3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font-size="10pt" fo:font-weight="normal" officeooo:rsid="0017990a" officeooo:paragraph-rsid="0017990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0pt" fo:font-weight="normal" officeooo:rsid="0017990a" officeooo:paragraph-rsid="001930e7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normal" officeooo:rsid="0017990a" officeooo:paragraph-rsid="0017990a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officeooo:rsid="001930e7" officeooo:paragraph-rsid="001930e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normal" officeooo:rsid="00214383" officeooo:paragraph-rsid="0021438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normal" officeooo:rsid="00214383" officeooo:paragraph-rsid="00214383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officeooo:rsid="001930e7" officeooo:paragraph-rsid="001930e7"/>
    </style:style>
    <style:style style:name="P42" style:family="paragraph" style:parent-style-name="Table_20_Contents">
      <style:paragraph-properties fo:text-align="start" style:justify-single-word="false"/>
      <style:text-properties officeooo:rsid="00197f4a" officeooo:paragraph-rsid="00197f4a"/>
    </style:style>
    <style:style style:name="P43" style:family="paragraph" style:parent-style-name="Standard">
      <style:paragraph-properties fo:text-align="center" style:justify-single-word="false"/>
      <style:text-properties officeooo:rsid="0017990a" officeooo:paragraph-rsid="0017990a"/>
    </style:style>
    <style:style style:name="P44" style:family="paragraph" style:parent-style-name="Standard">
      <style:paragraph-properties fo:text-align="start" style:justify-single-word="false"/>
      <style:text-properties officeooo:rsid="0017990a" officeooo:paragraph-rsid="0017990a"/>
    </style:style>
    <style:style style:name="P45" style:family="paragraph" style:parent-style-name="Standard">
      <style:paragraph-properties fo:text-align="start" style:justify-single-word="false"/>
      <style:text-properties officeooo:rsid="0017990a" officeooo:paragraph-rsid="00197f4a"/>
    </style:style>
    <style:style style:name="P46" style:family="paragraph" style:parent-style-name="Standard">
      <style:paragraph-properties fo:text-align="start" style:justify-single-word="false"/>
      <style:text-properties officeooo:rsid="0017990a" officeooo:paragraph-rsid="001d65c3"/>
    </style:style>
    <style:style style:name="P47" style:family="paragraph" style:parent-style-name="Standard">
      <style:paragraph-properties fo:text-align="start" style:justify-single-word="false"/>
      <style:text-properties officeooo:paragraph-rsid="00197f4a"/>
    </style:style>
    <style:style style:name="P48" style:family="paragraph" style:parent-style-name="Standard">
      <style:paragraph-properties fo:text-align="start" style:justify-single-word="false"/>
      <style:text-properties officeooo:rsid="0017990a" officeooo:paragraph-rsid="0017990a"/>
    </style:style>
    <style:style style:name="P49" style:family="paragraph" style:parent-style-name="Standard">
      <style:paragraph-properties fo:text-align="start" style:justify-single-word="false"/>
      <style:text-properties officeooo:rsid="0017990a" officeooo:paragraph-rsid="00237398"/>
    </style:style>
    <style:style style:name="P50" style:family="paragraph" style:parent-style-name="Standard">
      <style:paragraph-properties fo:text-align="start" style:justify-single-word="false"/>
      <style:text-properties officeooo:paragraph-rsid="0017990a"/>
    </style:style>
    <style:style style:name="P51" style:family="paragraph" style:parent-style-name="Table_20_Contents">
      <style:paragraph-properties fo:text-align="start" style:justify-single-word="false"/>
      <style:text-properties fo:font-size="10pt" officeooo:rsid="001930e7" officeooo:paragraph-rsid="00237398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1930e7" officeooo:paragraph-rsid="001930e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1930e7" officeooo:paragraph-rsid="00237398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fo:font-size="10pt" officeooo:rsid="00237398" officeooo:paragraph-rsid="00237398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237398" officeooo:paragraph-rsid="00237398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font-size="10pt" officeooo:rsid="001d65c3" officeooo:paragraph-rsid="00237398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1d65c3" officeooo:paragraph-rsid="00237398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officeooo:rsid="0017990a" officeooo:paragraph-rsid="0017990a" style:font-size-asian="10pt" style:font-style-asian="italic" style:font-size-complex="10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officeooo:paragraph-rsid="00237398" style:font-size-asian="10pt" style:font-style-asian="italic" style:font-size-complex="10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font-size="10pt" fo:font-style="italic" officeooo:rsid="001d65c3" officeooo:paragraph-rsid="00237398" style:font-size-asian="10pt" style:font-style-asian="italic" style:font-size-complex="10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17990a" officeooo:paragraph-rsid="00237398" style:font-weight-asian="bold" style:font-weight-complex="bold"/>
    </style:style>
    <style:style style:name="P62" style:family="paragraph" style:parent-style-name="Heading_20_1">
      <style:text-properties officeooo:paragraph-rsid="0017990a"/>
    </style:style>
    <style:style style:name="P63" style:family="paragraph" style:parent-style-name="Heading_20_1">
      <style:text-properties officeooo:paragraph-rsid="00197f4a"/>
    </style:style>
    <style:style style:name="P64" style:family="paragraph" style:parent-style-name="Heading_20_1">
      <style:text-properties officeooo:paragraph-rsid="001dc16e"/>
    </style:style>
    <style:style style:name="P65" style:family="paragraph" style:parent-style-name="Heading_20_1">
      <style:paragraph-properties fo:break-before="page"/>
      <style:text-properties officeooo:paragraph-rsid="001d65c3"/>
    </style:style>
    <style:style style:name="P66" style:family="paragraph" style:parent-style-name="Heading_20_1">
      <style:paragraph-properties fo:break-before="page"/>
      <style:text-properties officeooo:rsid="001930e7" officeooo:paragraph-rsid="001930e7"/>
    </style:style>
    <style:style style:name="P67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97f4a" officeooo:paragraph-rsid="00197f4a" style:font-weight-asian="normal" style:font-weight-complex="normal"/>
    </style:style>
    <style:style style:name="P68" style:family="paragraph" style:parent-style-name="Text_20_body" style:list-style-name="L2">
      <style:text-properties style:text-underline-style="none" fo:font-weight="normal" officeooo:rsid="001d65c3" officeooo:paragraph-rsid="001d65c3" style:font-weight-asian="normal" style:font-weight-complex="normal"/>
    </style:style>
    <style:style style:name="P69" style:family="paragraph" style:parent-style-name="Text_20_body" style:list-style-name="L1">
      <style:paragraph-properties fo:text-align="start" style:justify-single-word="false"/>
      <style:text-properties officeooo:rsid="00197f4a" officeooo:paragraph-rsid="001d65c3"/>
    </style:style>
    <style:style style:name="T1" style:family="text">
      <style:text-properties officeooo:rsid="00179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30e7"/>
    </style:style>
    <style:style style:name="T4" style:family="text">
      <style:text-properties officeooo:rsid="00197f4a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1930e7" style:font-weight-asian="bold" style:font-weight-complex="bold"/>
    </style:style>
    <style:style style:name="T8" style:family="text">
      <style:text-properties style:text-underline-style="none" fo:font-weight="bold" officeooo:rsid="001d65c3" style:font-weight-asian="bold" style:font-weight-complex="bold"/>
    </style:style>
    <style:style style:name="T9" style:family="text">
      <style:text-properties officeooo:rsid="001d65c3"/>
    </style:style>
    <style:style style:name="T10" style:family="text">
      <style:text-properties officeooo:rsid="0022a097"/>
    </style:style>
    <style:style style:name="T11" style:family="text">
      <style:text-properties officeooo:rsid="0022f0fa"/>
    </style:style>
    <style:style style:name="T12" style:family="text">
      <style:text-properties officeooo:rsid="002373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orkflow de développement</text:p>
      <text:p text:style-name="P9">DSI Banque</text:p>
      <text:p text:style-name="P43"/>
      <text:h text:style-name="Heading_20_1" text:outline-level="1">A – Développement d'une nouvelle fonctionnalité</text:h>
      <text:p text:style-name="P44"/>
      <text:p text:style-name="P44"><text:tab/><text:span text:style-name="T2">Fréquence </text:span>: Dès que besoin</text:p>
      <text:p text:style-name="P44"><text:tab/><text:span text:style-name="T2">Responsable </text:span>: Développeur</text:p>
      <text:p text:style-name="P44"><text:tab/><text:span text:style-name="T2">Actions </text:span>:</text:p>
      <text:p text:style-name="P4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Action</text:p>
          </table:table-cell>
          <table:table-cell table:style-name="Tableau1.A1" office:value-type="string">
            <text:p text:style-name="P10">Commande</text:p>
          </table:table-cell>
          <table:table-cell table:style-name="Tableau1.C1" office:value-type="string">
            <text:p text:style-name="P10">Note</text:p>
          </table:table-cell>
        </table:table-row>
        <table:table-row>
          <table:table-cell table:style-name="Tableau1.A2" office:value-type="string">
            <text:p text:style-name="P15">Se placer sur <text:span text:style-name="T11">la branche commune</text:span></text:p>
          </table:table-cell>
          <table:table-cell table:style-name="Tableau1.B2" office:value-type="string">
            <text:p text:style-name="P16">git co dev-<text:span text:style-name="T11">commun</text:span></text:p>
          </table:table-cell>
          <table:table-cell table:style-name="Tableau1.C2" office:value-type="string">
            <text:p text:style-name="P27">/</text:p>
          </table:table-cell>
        </table:table-row>
        <table:table-row>
          <table:table-cell table:style-name="Tableau1.A2" office:value-type="string">
            <text:p text:style-name="P15">Mettre à jour les branches en local</text:p>
          </table:table-cell>
          <table:table-cell table:style-name="Tableau1.B3" office:value-type="string">
            <text:p text:style-name="P16">git fetch origin</text:p>
          </table:table-cell>
          <table:table-cell table:style-name="Tableau1.C3" office:value-type="string">
            <text:p text:style-name="P27">/</text:p>
          </table:table-cell>
        </table:table-row>
        <table:table-row>
          <table:table-cell table:style-name="Tableau1.A2" office:value-type="string">
            <text:p text:style-name="P25">Mettre la branche commune à jour en rebasant</text:p>
          </table:table-cell>
          <table:table-cell table:style-name="Tableau1.B4" office:value-type="string">
            <text:p text:style-name="P16">git <text:span text:style-name="T11">rebase</text:span> origin/dev-commun</text:p>
          </table:table-cell>
          <table:table-cell table:style-name="Tableau1.C4" office:value-type="string">
            <text:p text:style-name="P27">/</text:p>
          </table:table-cell>
        </table:table-row>
        <table:table-row>
          <table:table-cell table:style-name="Tableau1.A2" office:value-type="string">
            <text:p text:style-name="P15">Créer une branche temporaire <text:span text:style-name="T9">et s'y placer</text:span></text:p>
          </table:table-cell>
          <table:table-cell table:style-name="Tableau1.B5" office:value-type="string">
            <text:p text:style-name="P16">git co -b {nom-branche}</text:p>
          </table:table-cell>
          <table:table-cell table:style-name="Tableau1.C5" office:value-type="string">
            <text:p text:style-name="P30">Pour le nom de la branche, voir annexe</text:p>
          </table:table-cell>
        </table:table-row>
        <table:table-row>
          <table:table-cell table:style-name="Tableau1.A2" office:value-type="string">
            <text:p text:style-name="P15">Mettre à jour les fichiers dans <text:span text:style-name="T10">son IDE</text:span></text:p>
          </table:table-cell>
          <table:table-cell table:style-name="Tableau1.B6" office:value-type="string">
            <text:p text:style-name="P17">/</text:p>
          </table:table-cell>
          <table:table-cell table:style-name="Tableau1.C6" office:value-type="string">
            <text:p text:style-name="P30">Download <text:span text:style-name="T10">sur NetBeans ou PHPStorm</text:span></text:p>
          </table:table-cell>
        </table:table-row>
        <table:table-row>
          <table:table-cell table:style-name="Tableau1.A2" office:value-type="string">
            <text:p text:style-name="P35">Développement</text:p>
          </table:table-cell>
          <table:table-cell table:style-name="Tableau1.B8" office:value-type="string">
            <text:p text:style-name="P26">/</text:p>
          </table:table-cell>
          <table:table-cell table:style-name="Tableau1.C8" office:value-type="string">
            <text:p text:style-name="P26">/</text:p>
          </table:table-cell>
        </table:table-row>
        <table:table-row>
          <table:table-cell table:style-name="Tableau1.A2" office:value-type="string">
            <text:p text:style-name="P39">Ajouter / Supprimer les fichiers au commit</text:p>
          </table:table-cell>
          <table:table-cell table:style-name="Tableau1.B8" office:value-type="string">
            <text:p text:style-name="P40">git add .</text:p>
            <text:p text:style-name="P40">git rm {nom-fichier}</text:p>
          </table:table-cell>
          <table:table-cell table:style-name="Tableau1.C8" office:value-type="string">
            <text:p text:style-name="P37">/</text:p>
          </table:table-cell>
        </table:table-row>
        <table:table-row>
          <table:table-cell table:style-name="Tableau1.A2" office:value-type="string">
            <text:p text:style-name="P15">Commiter chaque micro-fonctionnalité</text:p>
          </table:table-cell>
          <table:table-cell table:style-name="Tableau1.B9" office:value-type="string">
            <text:p text:style-name="P16">git ci '{message}'</text:p>
          </table:table-cell>
          <table:table-cell table:style-name="Tableau1.C9" office:value-type="string">
            <text:p text:style-name="P34">Plus il y a de commits mieux s'est. Ne pas en abuser non plus.</text:p>
          </table:table-cell>
        </table:table-row>
        <table:table-row>
          <table:table-cell table:style-name="Tableau1.A2" office:value-type="string">
            <text:p text:style-name="P15">Envoyer les commits sur le serveur Gitlab</text:p>
          </table:table-cell>
          <table:table-cell table:style-name="Tableau1.B10" office:value-type="string">
            <text:p text:style-name="P16">git push origin {nom-branche}</text:p>
          </table:table-cell>
          <table:table-cell table:style-name="Tableau1.C10" office:value-type="string">
            <text:p text:style-name="P30">Pusher au moins tous les soirs</text:p>
          </table:table-cell>
        </table:table-row>
      </table:table>
      <text:p text:style-name="P44"/>
      <text:p text:style-name="P44"/>
      <text:h text:style-name="P62" text:outline-level="1"><text:span text:style-name="T1">B</text:span> – <text:span text:style-name="T1">Fin d'une fonctionnalité</text:span></text:h>
      <text:p text:style-name="P44"/>
      <text:p text:style-name="P44"><text:tab/><text:span text:style-name="T2">Fréquence </text:span>: Dès qu'une fonctionnalité est terminée</text:p>
      <text:p text:style-name="P44"><text:tab/><text:span text:style-name="T2">Responsable </text:span>: Développeur</text:p>
      <text:p text:style-name="P44"><text:tab/><text:span text:style-name="T2">Actions </text:span>:</text:p>
      <text:p text:style-name="P44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0">Action</text:p>
          </table:table-cell>
          <table:table-cell table:style-name="Tableau2.A1" office:value-type="string">
            <text:p text:style-name="P10">Commande</text:p>
          </table:table-cell>
          <table:table-cell table:style-name="Tableau2.C1" office:value-type="string">
            <text:p text:style-name="P10">Note</text:p>
          </table:table-cell>
        </table:table-row>
        <table:table-row>
          <table:table-cell table:style-name="Tableau2.A2" office:value-type="string">
            <text:p text:style-name="P15"><text:span text:style-name="T3">Effectuer les vérifications</text:span> qualitatives</text:p>
          </table:table-cell>
          <table:table-cell table:style-name="Tableau2.B2" office:value-type="string">
            <text:p text:style-name="P16">/</text:p>
          </table:table-cell>
          <table:table-cell table:style-name="Tableau2.C2" office:value-type="string">
            <text:p text:style-name="P30">Code Sniffer</text:p>
            <text:p text:style-name="P30"><text:span text:style-name="T9">(</text:span>Copy Paste Detector<text:span text:style-name="T9">)</text:span></text:p>
            <text:p text:style-name="P30"><text:span text:style-name="T9">(</text:span>Mess Detector<text:span text:style-name="T9">)</text:span></text:p>
          </table:table-cell>
        </table:table-row>
        <table:table-row>
          <table:table-cell table:style-name="Tableau2.A2" office:value-type="string">
            <text:p text:style-name="P15"><text:span text:style-name="T3">Envoyer un </text:span>mail à David</text:p>
          </table:table-cell>
          <table:table-cell table:style-name="Tableau2.B3" office:value-type="string">
            <text:p text:style-name="P16">/</text:p>
          </table:table-cell>
          <table:table-cell table:style-name="Tableau2.C3" office:value-type="string">
            <text:p text:style-name="P33">Pour demande le merge sur commun.</text:p>
            <text:p text:style-name="P32">Sujet : « MR.BFI – {nom-branche} »</text:p>
          </table:table-cell>
        </table:table-row>
      </table:table>
      <text:p text:style-name="P44"/>
      <text:h text:style-name="P62" text:outline-level="1"><text:soft-page-break/><text:span text:style-name="T1">C</text:span> – <text:span text:style-name="T3">Merge</text:span></text:h>
      <text:p text:style-name="P44"/>
      <text:p text:style-name="P44"><text:tab/><text:span text:style-name="T2">Fréquence </text:span>: <text:span text:style-name="T9">A réception d'un mail</text:span></text:p>
      <text:p text:style-name="P44"><text:tab/><text:span text:style-name="T2">Responsable </text:span>: <text:span text:style-name="T3">Lead </text:span>Développeur</text:p>
      <text:p text:style-name="P44"><text:tab/><text:span text:style-name="T2">Actions </text:span>:</text:p>
      <text:p text:style-name="P50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0">Action</text:p>
          </table:table-cell>
          <table:table-cell table:style-name="Tableau3.A1" office:value-type="string">
            <text:p text:style-name="P10">Commande</text:p>
          </table:table-cell>
          <table:table-cell table:style-name="Tableau3.C1" office:value-type="string">
            <text:p text:style-name="P10">Note</text:p>
          </table:table-cell>
        </table:table-row>
        <table:table-row table:style-name="Tableau3.2">
          <table:table-cell table:style-name="Tableau3.A2" office:value-type="string">
            <text:p text:style-name="P18">Se placer dans le répertoire commun</text:p>
          </table:table-cell>
          <table:table-cell table:style-name="Tableau3.B2" office:value-type="string">
            <text:p text:style-name="P20">cd /app/webphp/bfi/</text:p>
          </table:table-cell>
          <table:table-cell table:style-name="Tableau3.C2" office:value-type="string">
            <text:p text:style-name="P28">/</text:p>
          </table:table-cell>
        </table:table-row>
        <table:table-row>
          <table:table-cell table:style-name="Tableau3.A2" office:value-type="string">
            <text:p text:style-name="P18"><text:span text:style-name="T1">Mettre à jour les branches en local</text:span> </text:p>
          </table:table-cell>
          <table:table-cell table:style-name="Tableau3.B3" office:value-type="string">
            <text:p text:style-name="P20">git fetch origin</text:p>
          </table:table-cell>
          <table:table-cell table:style-name="Tableau3.C3" office:value-type="string">
            <text:p text:style-name="P28">/</text:p>
          </table:table-cell>
        </table:table-row>
        <table:table-row>
          <table:table-cell table:style-name="Tableau3.A2" office:value-type="string">
            <text:p text:style-name="P18">Effectuer le code review</text:p>
          </table:table-cell>
          <table:table-cell table:style-name="Tableau3.B4" office:value-type="string">
            <text:p text:style-name="P16">/</text:p>
          </table:table-cell>
          <table:table-cell table:style-name="Tableau3.C4" office:value-type="string">
            <text:p text:style-name="P31">/</text:p>
          </table:table-cell>
        </table:table-row>
        <table:table-row>
          <table:table-cell table:style-name="Tableau3.A2" office:value-type="string">
            <text:p text:style-name="P18">Se placer sur la branche commune</text:p>
          </table:table-cell>
          <table:table-cell table:style-name="Tableau3.B5" office:value-type="string">
            <text:p text:style-name="P20">git co dev-commun</text:p>
          </table:table-cell>
          <table:table-cell table:style-name="Tableau3.C5" office:value-type="string">
            <text:p text:style-name="P30">/</text:p>
          </table:table-cell>
        </table:table-row>
        <table:table-row>
          <table:table-cell table:style-name="Tableau3.A2" office:value-type="string">
            <text:p text:style-name="P18"><text:span text:style-name="T11">Merger</text:span> la branche temporaire</text:p>
          </table:table-cell>
          <table:table-cell table:style-name="Tableau3.B6" office:value-type="string">
            <text:p text:style-name="P20">git <text:span text:style-name="T11">merge</text:span> origin/{nom-branche}</text:p>
          </table:table-cell>
          <table:table-cell table:style-name="Tableau3.C6" office:value-type="string">
            <text:p text:style-name="P31">/</text:p>
          </table:table-cell>
        </table:table-row>
        <table:table-row>
          <table:table-cell table:style-name="Tableau3.A2" office:value-type="string">
            <text:p text:style-name="P36">Envoyer les commits sur le serveur Gitlab</text:p>
          </table:table-cell>
          <table:table-cell table:style-name="Tableau3.B7" office:value-type="string">
            <text:p text:style-name="P38">git push origin dev-commun</text:p>
          </table:table-cell>
          <table:table-cell table:style-name="Tableau3.C7" office:value-type="string">
            <text:p text:style-name="P26">/</text:p>
          </table:table-cell>
        </table:table-row>
        <table:table-row>
          <table:table-cell table:style-name="Tableau3.A2" office:value-type="string">
            <text:p text:style-name="P18">Mettre à jour le cache sur l'environnement</text:p>
          </table:table-cell>
          <table:table-cell table:style-name="Tableau3.B9" office:value-type="string">
            <text:p text:style-name="P20">php app/console ca:cl</text:p>
            <text:p text:style-name="P20">php app/console ca:cl --env=prod</text:p>
          </table:table-cell>
          <table:table-cell table:style-name="Tableau3.C9" office:value-type="string">
            <text:p text:style-name="P30">/</text:p>
          </table:table-cell>
        </table:table-row>
        <table:table-row>
          <table:table-cell table:style-name="Tableau3.A2" office:value-type="string">
            <text:p text:style-name="P54">Mettre à jour les ressources publiques</text:p>
          </table:table-cell>
          <table:table-cell table:style-name="Tableau3.B9" office:value-type="string">
            <text:p text:style-name="P55">php app/console as:du</text:p>
            <text:p text:style-name="P55">php app/console as:in</text:p>
          </table:table-cell>
          <table:table-cell table:style-name="Tableau3.C9" office:value-type="string">
            <text:p text:style-name="P30">/</text:p>
          </table:table-cell>
        </table:table-row>
        <table:table-row>
          <table:table-cell table:style-name="Tableau3.A2" office:value-type="string">
            <text:p text:style-name="P19">Supprimer la branche temporaire<text:span text:style-name="T9"> à distance</text:span></text:p>
          </table:table-cell>
          <table:table-cell table:style-name="Tableau3.B10" office:value-type="string">
            <text:p text:style-name="P20">git push origin –delete {nom-bran}</text:p>
          </table:table-cell>
          <table:table-cell table:style-name="Tableau3.C10" office:value-type="string">
            <text:p text:style-name="P34">Sauf si stipulé de la conserver</text:p>
          </table:table-cell>
        </table:table-row>
        <table:table-row>
          <table:table-cell table:style-name="Tableau3.A2" office:value-type="string">
            <text:p text:style-name="P22">Envoyer un mail au développeur</text:p>
          </table:table-cell>
          <table:table-cell table:style-name="Tableau3.B11" office:value-type="string">
            <text:p text:style-name="P20">/</text:p>
          </table:table-cell>
          <table:table-cell table:style-name="Tableau3.C11" office:value-type="string">
            <text:p text:style-name="P32">Sujet : « MR.BFI – Fin processus »</text:p>
          </table:table-cell>
        </table:table-row>
      </table:table>
      <text:p text:style-name="P44"/>
      <text:p text:style-name="P44"/>
      <text:h text:style-name="P63" text:outline-level="1"><text:span text:style-name="T4">D</text:span> – <text:span text:style-name="T4">Test sur l'environnement commun</text:span></text:h>
      <text:p text:style-name="P45"/>
      <text:p text:style-name="P45"><text:tab/><text:span text:style-name="T2">Fréquence </text:span>: <text:span text:style-name="T4">Dès que le merge est terminé</text:span></text:p>
      <text:p text:style-name="P45"><text:tab/><text:span text:style-name="T2">Responsable </text:span>: Développeur</text:p>
      <text:p text:style-name="P45"><text:tab/><text:span text:style-name="T2">Actions </text:span>:</text:p>
      <text:p text:style-name="P45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1">Action</text:p>
          </table:table-cell>
          <table:table-cell table:style-name="Tableau5.A1" office:value-type="string">
            <text:p text:style-name="P11">Commande</text:p>
          </table:table-cell>
          <table:table-cell table:style-name="Tableau5.C1" office:value-type="string">
            <text:p text:style-name="P11">Note</text:p>
          </table:table-cell>
        </table:table-row>
        <table:table-row table:style-name="Tableau5.2">
          <table:table-cell table:style-name="Tableau5.A2" office:value-type="string">
            <text:p text:style-name="P22">Se connecter à l'environnement commun</text:p>
          </table:table-cell>
          <table:table-cell table:style-name="Tableau5.B2" office:value-type="string">
            <text:p text:style-name="P21">/</text:p>
          </table:table-cell>
          <table:table-cell table:style-name="Tableau5.C2" office:value-type="string">
            <text:p text:style-name="P32">commun.dev.bfiweb.fiducial.dom</text:p>
          </table:table-cell>
        </table:table-row>
        <table:table-row>
          <table:table-cell table:style-name="Tableau5.A2" office:value-type="string">
            <text:p text:style-name="P22">Tester que ses développements fonctionnent</text:p>
          </table:table-cell>
          <table:table-cell table:style-name="Tableau5.B3" office:value-type="string">
            <text:p text:style-name="P21">/</text:p>
          </table:table-cell>
          <table:table-cell table:style-name="Tableau5.C3" office:value-type="string">
            <text:p text:style-name="P29">/</text:p>
          </table:table-cell>
        </table:table-row>
        <table:table-row>
          <table:table-cell table:style-name="Tableau5.A2" office:value-type="string">
            <text:p text:style-name="P23">Supprimer la branche en local</text:p>
          </table:table-cell>
          <table:table-cell table:style-name="Tableau5.B4" office:value-type="string">
            <text:p text:style-name="P24">git branch -<text:span text:style-name="T11">d</text:span> {nom-branch}</text:p>
          </table:table-cell>
          <table:table-cell table:style-name="Tableau5.C4" office:value-type="string">
            <text:p text:style-name="P34">Seulement si développement validé</text:p>
          </table:table-cell>
        </table:table-row>
      </table:table>
      <text:p text:style-name="P47"/>
      <text:h text:style-name="P65" text:outline-level="1"><text:span text:style-name="T12">E</text:span> – <text:span text:style-name="T9">Préparer la mise en production (MEP)</text:span></text:h>
      <text:p text:style-name="P46"/>
      <text:p text:style-name="P46"><text:tab/><text:span text:style-name="T2">Fréquence </text:span>: <text:span text:style-name="T12">Le mercredi soir, au besoin</text:span></text:p>
      <text:p text:style-name="P46"><text:tab/><text:span text:style-name="T2">Responsable </text:span>: <text:span text:style-name="T9">Lead </text:span>Développeur</text:p>
      <text:p text:style-name="P46"><text:tab/><text:span text:style-name="T2">Actions </text:span>:</text:p>
      <text:p text:style-name="P46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12">Action</text:p>
          </table:table-cell>
          <table:table-cell table:style-name="Tableau6.A1" office:value-type="string">
            <text:p text:style-name="P12">Commande</text:p>
          </table:table-cell>
          <table:table-cell table:style-name="Tableau6.C1" office:value-type="string">
            <text:p text:style-name="P12">Note</text:p>
          </table:table-cell>
        </table:table-row>
        <table:table-row table:style-name="Tableau6.2">
          <table:table-cell table:style-name="Tableau6.A2" office:value-type="string">
            <text:p text:style-name="P18">Se placer dans le répertoire commun</text:p>
          </table:table-cell>
          <table:table-cell table:style-name="Tableau6.B2" office:value-type="string">
            <text:p text:style-name="P20">cd /app/webphp/bfi/</text:p>
          </table:table-cell>
          <table:table-cell table:style-name="Tableau6.C2" office:value-type="string">
            <text:p text:style-name="P28">/</text:p>
          </table:table-cell>
        </table:table-row>
        <table:table-row>
          <table:table-cell table:style-name="Tableau6.A2" office:value-type="string">
            <text:p text:style-name="P18"><text:span text:style-name="T1">Mettre à jour les branches en local</text:span> </text:p>
          </table:table-cell>
          <table:table-cell table:style-name="Tableau6.B3" office:value-type="string">
            <text:p text:style-name="P20">git fetch origin</text:p>
          </table:table-cell>
          <table:table-cell table:style-name="Tableau6.C3" office:value-type="string">
            <text:p text:style-name="P28">/</text:p>
          </table:table-cell>
        </table:table-row>
        <table:table-row>
          <table:table-cell table:style-name="Tableau6.A2" office:value-type="string">
            <text:p text:style-name="P23">Créer un tag de version</text:p>
          </table:table-cell>
          <table:table-cell table:style-name="Tableau6.B4" office:value-type="string">
            <text:p text:style-name="P24">git tag -a {nom-tag} -m '{message}'</text:p>
          </table:table-cell>
          <table:table-cell table:style-name="Tableau6.C4" office:value-type="string">
            <text:p text:style-name="P34">Pour le nom du tag, voir annexe</text:p>
          </table:table-cell>
        </table:table-row>
        <table:table-row>
          <table:table-cell table:style-name="Tableau6.A2" office:value-type="string">
            <text:p text:style-name="P23">Envoyer le tag sur le serveur Gitlab</text:p>
          </table:table-cell>
          <table:table-cell table:style-name="Tableau6.B5" office:value-type="string">
            <text:p text:style-name="P24">git push origin {nom-tag}</text:p>
          </table:table-cell>
          <table:table-cell table:style-name="Tableau6.C5" office:value-type="string">
            <text:p text:style-name="P34">/</text:p>
          </table:table-cell>
        </table:table-row>
        <table:table-row>
          <table:table-cell table:style-name="Tableau6.A2" office:value-type="string">
            <text:p text:style-name="P23">Créer une nouvelle évolution</text:p>
          </table:table-cell>
          <table:table-cell table:style-name="Tableau6.B6" office:value-type="string">
            <text:p text:style-name="P24">/</text:p>
          </table:table-cell>
          <table:table-cell table:style-name="Tableau6.C6" office:value-type="string">
            <text:p text:style-name="P34">http://evol.azur.fiducial.dom</text:p>
          </table:table-cell>
        </table:table-row>
        <table:table-row>
          <table:table-cell table:style-name="Tableau6.A2" office:value-type="string">
            <text:p text:style-name="P23">Créer le plan de déploiement</text:p>
          </table:table-cell>
          <table:table-cell table:style-name="Tableau6.B7" office:value-type="string">
            <text:p text:style-name="P24">/</text:p>
          </table:table-cell>
          <table:table-cell table:style-name="Tableau6.C7" office:value-type="string">
            <text:p text:style-name="P34">/</text:p>
          </table:table-cell>
        </table:table-row>
      </table:table>
      <text:h text:style-name="P64" text:outline-level="1"/>
      <text:h text:style-name="P66" text:outline-level="1">Annexe – Nommage des branches</text:h>
      <text:p text:style-name="P2"/>
      <text:p text:style-name="P1">Les branches temporaires (une par fonctionnalité) doivent respecter le format suivant :</text:p>
      <text:p text:style-name="P3">{type}/{nom}</text:p>
      <text:p text:style-name="P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Type</text:p>
          </table:table-cell>
          <table:table-cell table:style-name="Tableau4.B1" office:value-type="string">
            <text:p text:style-name="P41">Selon type de la fonctionnalité : « fix » / « hotfix » / « <text:span text:style-name="T4">fonc » / « test » / « div »</text:span></text:p>
          </table:table-cell>
        </table:table-row>
        <table:table-row table:style-name="Tableau4.2">
          <table:table-cell table:style-name="Tableau4.A2" office:value-type="string">
            <text:p text:style-name="P14">Nom</text:p>
          </table:table-cell>
          <table:table-cell table:style-name="Tableau4.B2" office:value-type="string">
            <text:p text:style-name="P42">En français. Représentatif et concis. En camelCase.</text:p>
          </table:table-cell>
        </table:table-row>
      </table:table>
      <text:p text:style-name="P4"/>
      <text:p text:style-name="P5">Exemple :</text:p>
      <text:list xml:id="list7818409787519817638" text:style-name="L1">
        <text:list-item>
          <text:p text:style-name="P67">Correctif sur les codes événements du module OD : <text:span text:style-name="T2">fix/codeEvenementOD</text:span></text:p>
        </text:list-item>
        <text:list-item>
          <text:p text:style-name="P67">Correctif urgent sur le relevés de comptes : <text:span text:style-name="T2">hotfix/releveCompte</text:span></text:p>
        </text:list-item>
        <text:list-item>
          <text:p text:style-name="P67">Ajout d'un éditique : <text:span text:style-name="T2">fonc/lettreCaution</text:span></text:p>
        </text:list-item>
        <text:list-item>
          <text:p text:style-name="P67">Création d'une branche de test : <text:span text:style-name="T2">test/mergeBranche</text:span></text:p>
        </text:list-item>
        <text:list-item>
          <text:p text:style-name="P69"><text:span text:style-name="T5">Rattrapage d'une erreur : </text:span><text:span text:style-name="T6">div/rattrapageErreur</text:span></text:p>
        </text:list-item>
      </text:list>
      <text:p text:style-name="P8"/>
      <text:h text:style-name="Heading_20_1" text:outline-level="1"><text:span text:style-name="T7">Annexe – Nommage des </text:span><text:span text:style-name="T8">tags de version</text:span></text:h>
      <text:p text:style-name="P6"/>
      <text:p text:style-name="P7"><text:span text:style-name="T3">Les </text:span>tags de version<text:span text:style-name="T3"> (un par </text:span>MEP<text:span text:style-name="T3">) doivent respecter le format suivant :</text:span></text:p>
      <text:list xml:id="list7516099480400517646" text:style-name="L2">
        <text:list-item>
          <text:p text:style-name="P68">Le tag doit toujours commencer par « v ».</text:p>
        </text:list-item>
        <text:list-item>
          <text:p text:style-name="P68">Chaque tag est ensuite composé de 1 à 2 digits indique la version (exemple v1.2 ou v1.2.5)</text:p>
          <text:list>
            <text:list-item>
              <text:p text:style-name="P68">Le premier digit étant la version majeure actuelle (changement en cas de refonte complète) ;</text:p>
            </text:list-item>
            <text:list-item>
              <text:p text:style-name="P68">Le deuxième digit étant la version mineure (changement en cas de nouvelle fonctionnalité) ;</text:p>
            </text:list-item>
            <text:list-item>
              <text:p text:style-name="P68">Le troisième digit (optionnel) étant la version corrective (ajout et changement en cas de correctif de la version mineure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42cm" fo:margin-bottom="0.21cm" style:contextual-spacing="tru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0:11:16.547000000</meta:creation-date>
    <dc:date>2016-03-08T09:45:51.365000000</dc:date>
    <meta:editing-duration>PT5H16M28S</meta:editing-duration>
    <meta:editing-cycles>8</meta:editing-cycles>
    <meta:generator>LibreOffice/4.2.4.2$Windows_x86 LibreOffice_project/63150712c6d317d27ce2db16eb94c2f3d7b699f8</meta:generator>
    <meta:document-statistic meta:table-count="6" meta:image-count="0" meta:object-count="0" meta:page-count="4" meta:paragraph-count="153" meta:word-count="650" meta:character-count="3811" meta:non-whitespace-character-count="3299"/>
  </office:meta>
</office:document-meta>
</file>